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5Shadow of Smile</text:p>
      <text:p text:style-name="P1"/>
      <text:p text:style-name="P2">SFGS</text:p>
      <text:p text:style-name="P2"><text:s text:c="3"/>“The Shadow <text:s text:c="2"/>** When you are Gone”</text:p>
      <text:p text:style-name="P2"><text:s text:c="3"/>“Will Color <text:s text:c="4"/>** And lit the Dawn”</text:p>
      <text:p text:style-name="P2">4 ladies Chain across</text:p>
      <text:p text:style-name="P2">Chain them Back</text:p>
      <text:p text:style-name="P2">Promenade</text:p>
      <text:p text:style-name="P2"><text:s text:c="2"/>“I will be remembering * The Shadow”</text:p>
      <text:p text:style-name="P2"/>
      <text:p text:style-name="P2">Heads Square-Thru 4 hands <text:s/>you go</text:p>
      <text:p text:style-name="P2"><text:s text:c="3"/>Dosado</text:p>
      <text:p text:style-name="P2">Touch a Quarter * Walk &amp; Dodge</text:p>
      <text:p text:style-name="P2"><text:s text:c="5"/>Partner Trade * R&amp;L Thru</text:p>
      <text:p text:style-name="P2">Flutterwheel <text:s/>* Slide Thru</text:p>
      <text:p text:style-name="P2">Swing <text:s/>your Corner * Promenade her too</text:p>
      <text:p text:style-name="P2"><text:s text:c="2"/>“I will be remembering * The Shadow”</text:p>
      <text:p text:style-name="P2"/>
      <text:p text:style-name="P2"/>
      <text:p text:style-name="P2"><text:s text:c="3"/>“The echo of the Birds * Who always Sing”</text:p>
      <text:p text:style-name="P2"><text:s text:c="3"/>“Reminds of the Joy * That Love can bring”</text:p>
      <text:p text:style-name="P2"><text:s/></text:p>
      <text:p text:style-name="P2"><text:soft-page-break/>Blond by The Sea</text:p>
      <text:p text:style-name="P2"/>
      <text:p text:style-name="P2">4-Ladies Chain “turn her and then”</text:p>
      <text:p text:style-name="P2">Chain her back</text:p>
      <text:p text:style-name="P2">All Join Hands * Circle left</text:p>
      <text:p text:style-name="P2">Left Allemand * Weave</text:p>
      <text:p text:style-name="P2"><text:s text:c="2"/>“The isle of Hawaii * is all new to me”</text:p>
      <text:p text:style-name="P2">Swing you partner * Promenade</text:p>
      <text:p text:style-name="P2"><text:s text:c="2"/>“Who's the blond stranger who lives by sea”</text:p>
      <text:p text:style-name="P2"/>
      <text:p text:style-name="P2">Heads Promenade <text:s/>Halfway around</text:p>
      <text:p text:style-name="P2">Down the middle* Pass Ocean * Ext</text:p>
      <text:p text:style-name="P2"><text:s/>SwingThru * Boys Run</text:p>
      <text:p text:style-name="P2"><text:s/>FerrisWheel * <text:s/>Pass Thru</text:p>
      <text:p text:style-name="P2"><text:s/>Touch 1 / 4 <text:s text:c="2"/>* <text:s/>Scoot Back </text:p>
      <text:p text:style-name="P2">Swing Corner * <text:s/>Promenade </text:p>
      <text:p text:style-name="P2"><text:s text:c="3"/>“She'd never met * a number 1 cowboy”</text:p>
      <text:p text:style-name="P2"><text:s text:c="3"/>“We danced in the sand &amp; </text:p>
      <text:p text:style-name="P2"><text:s text:c="7"/>drank rum til dawn”</text:p>
      <text:p text:style-name="P2"/>
      <text:p text:style-name="P2">Swing</text:p>
      <text:p text:style-name="P2"><text:s text:c="2"/>Who are these Stranger * who live by the sea</text:p>
      <text:p text:style-name="P2"><text:soft-page-break/>Rainbow Connections <text:s text:c="5"/>(Plus)</text:p>
      <text:p text:style-name="P2"/>
      <text:p text:style-name="P2">Circle Left</text:p>
      <text:p text:style-name="P2"><text:s text:c="3"/>“Why are there so many about Rainbows”</text:p>
      <text:p text:style-name="P2"><text:s text:c="4"/>“What's on the other side”</text:p>
      <text:p text:style-name="P2"><text:s/>Four Men Star by the Right <text:s/>“one time tonigh”</text:p>
      <text:p text:style-name="P2"><text:s/>Allemande and Weave</text:p>
      <text:p text:style-name="P2"><text:s text:c="3"/>“Rainbows are visions but only illusions”</text:p>
      <text:p text:style-name="P2"><text:s/>Swing your girl <text:s/>* <text:s/>Promenade</text:p>
      <text:p text:style-name="P2"><text:s text:c="2"/>“Someday I'll find it * The Rainbow Conn”</text:p>
      <text:p text:style-name="P2"><text:s text:c="2"/>“with lovers and dreamers and me”</text:p>
      <text:p text:style-name="P2"/>
      <text:p text:style-name="P2"><text:s/>Heads Promenade “halfway around”</text:p>
      <text:p text:style-name="P2"><text:s/>Down the middle * Square Thru 4</text:p>
      <text:p text:style-name="P2"><text:s/>“all the way round” * R &amp; L Thru</text:p>
      <text:p text:style-name="P2"><text:s/>Touch ¼ * Follow yur Nieghbor “Do not sprd”</text:p>
      <text:p text:style-name="P2"><text:s/>All 8 Circulate * <text:s/>“Now sprd”</text:p>
      <text:p text:style-name="P2"><text:s/>Swing this Girl * <text:s/>Promenade</text:p>
      <text:p text:style-name="P2"><text:s text:c="3"/>“Someday I'll find it * The Rainbow Conn”</text:p>
      <text:p text:style-name="P2"><text:s text:c="2"/>“with lovers and dreamers and me”</text:p>
      <text:p text:style-name="P2"/>
      <text:p text:style-name="P2"/>
      <text:p text:style-name="P2"><text:soft-page-break/>Walrus and Carpenter</text:p>
      <text:p text:style-name="P2">Circle Left</text:p>
      <text:p text:style-name="P2"><text:s text:c="2"/>“The Sun was shining on the sea”</text:p>
      <text:p text:style-name="P2"><text:s text:c="3"/>“shining with all its might”</text:p>
      <text:p text:style-name="P2">Walk around the corner, see-saw your girl</text:p>
      <text:p text:style-name="P2">Allemande left the corner* weave the world</text:p>
      <text:p text:style-name="P2"><text:s text:c="2"/>“It did it best to make the billows sm &amp; br”</text:p>
      <text:p text:style-name="P2">Dosado * Promenade</text:p>
      <text:p text:style-name="P2"><text:s text:c="2"/>“Odd because it was the middle of the Night”</text:p>
      <text:p text:style-name="P2"/>
      <text:p text:style-name="P2">Heads Square Thru 4 hands “around you go”</text:p>
      <text:p text:style-name="P2"><text:s/>“With waiting couple” Swing Thru “yu knw”</text:p>
      <text:p text:style-name="P2">Boys Run right <text:s/>* Ferris Wheel</text:p>
      <text:p text:style-name="P2">Pass Thru * R&amp;L Thru * Dive Thru</text:p>
      <text:p text:style-name="P2">Square Thru 3 hands <text:s/>“around square”</text:p>
      <text:p text:style-name="P2">Swing the Corner Lady * Promenade <text:s/>“there”</text:p>
      <text:p text:style-name="P2"><text:s text:c="2"/>“The Walrus and Carpenter were Walking H</text:p>
      <text:p text:style-name="P2"><text:s text:c="2"/>“They wept like anything to see</text:p>
      <text:p text:style-name="P2"/>
      <text:p text:style-name="P2">4 Carpenters Promenade “t Time has come”</text:p>
      <text:p text:style-name="P2"><text:s/>Allemande Left and Weave <text:s text:c="2"/>“of Shoes..”</text:p>
      <text:p text:style-name="P2">Dosado * Promenade <text:s/>“Why the sea” <text:s/><text:span text:style-name="T1">wave walrs</text:span></text:p>
      <text:p text:style-name="P2"><text:soft-page-break/>Rainbow Connections <text:s text:c="5"/>(Main)</text:p>
      <text:p text:style-name="P2"/>
      <text:p text:style-name="P2">Circle Left</text:p>
      <text:p text:style-name="P2"><text:s text:c="3"/>“Why are there so many about Rainbows”</text:p>
      <text:p text:style-name="P2"><text:s text:c="4"/>“What's on the other side”</text:p>
      <text:p text:style-name="P2"><text:s/>Four Men Star by the Right <text:s/>“one time tonigh”</text:p>
      <text:p text:style-name="P2"><text:s/>Allemande and Weave</text:p>
      <text:p text:style-name="P2"><text:s text:c="3"/>“Rainbows are visions but only illusions”</text:p>
      <text:p text:style-name="P2"><text:s/>Swing your girl <text:s/>* <text:s/>Promenade</text:p>
      <text:p text:style-name="P2"><text:s text:c="2"/>“Someday I'll find it * The Rainbow Conn”</text:p>
      <text:p text:style-name="P2"><text:s text:c="2"/>“with lovers and dreamers and me”</text:p>
      <text:p text:style-name="P2"/>
      <text:p text:style-name="P2"><text:s/>Heads Promenade “halfway around”</text:p>
      <text:p text:style-name="P2"><text:s/>Down the middle * Pass the Ocean *Extend</text:p>
      <text:p text:style-name="P2"><text:s/>Swing Thru * Boy Run Right</text:p>
      <text:p text:style-name="P2"><text:s/>Bend the Line * R&amp;L Thru</text:p>
      <text:p text:style-name="P2"><text:s/>Flutterwheel * Slide Thru </text:p>
      <text:p text:style-name="P2"><text:s/>Swing this Girl * <text:s/>Promenade</text:p>
      <text:p text:style-name="P2"><text:s text:c="3"/>“Someday I'll find it * The Rainbow Conn”</text:p>
      <text:p text:style-name="P2"><text:s text:c="2"/>“with lovers and dreamers and me”</text:p>
      <text:p text:style-name="P2"/>
      <text:p text:style-name="P2"/>
      <text:p text:style-name="P2"><text:soft-page-break/><text:s text:c="2"/>Coddleston Pie <text:s text:c="6"/>(Basic)</text:p>
      <text:p text:style-name="P2">Sides Face Grand Square <text:s text:c="2"/><text:tab/></text:p>
      <text:p text:style-name="P2"><text:s text:c="4"/>“He Thought he Saw</text:p>
      <text:p text:style-name="P2"><text:s text:c="7"/>“albatross</text:p>
      <text:p text:style-name="P2"><text:s text:c="8"/>“argument that proved </text:p>
      <text:p text:style-name="P2"/>
      <text:p text:style-name="P2">Heads (Sides) Promenade * Halfway around</text:p>
      <text:p text:style-name="P2">Come Down the middle * Square thru 4</text:p>
      <text:p text:style-name="P2"><text:s text:c="2"/>four hands around you go</text:p>
      <text:p text:style-name="P2">Step to a wave * Swing Thru</text:p>
      <text:p text:style-name="P2">Swing Thru again</text:p>
      <text:p text:style-name="P2">All 8 Circulate</text:p>
      <text:p text:style-name="P2">Swing your Corner * promenade</text:p>
      <text:p text:style-name="P2"><text:s text:c="3"/>“Coddleston, Coddleston, <text:s/>Coddleston <text:s/>pie” </text:p>
      <text:p text:style-name="P2"><text:s text:c="3"/>“A fly cant bird, <text:s/>but a Bird can fly”</text:p>
      <text:p text:style-name="P2"/>
      <text:p text:style-name="P2"><text:s text:c="7"/>Middle</text:p>
      <text:p text:style-name="P2">4 Ladies chain 3/4*Circle Left * Roll her away <text:s/></text:p>
      <text:p text:style-name="P2">Allemande Left * Weave <text:s text:c="3"/>“Ask me a Riddle”<text:tab/></text:p>
      <text:p text:style-name="P2">Swing your parner * Promenade</text:p>
      <text:p text:style-name="P2"><text:s text:c="3"/>“Coddleston, Coddleston, <text:s/>Coddleston <text:s/>pie”</text:p>
      <text:p text:style-name="P2"/>
      <text:p text:style-name="P2"><text:soft-page-break/><text:s text:c="2"/>Hello Hello Hello</text:p>
      <text:p text:style-name="P2"/>
      <text:p text:style-name="P2">Circle Left </text:p>
      <text:p text:style-name="P2"><text:s text:c="2"/>“Hello Hello Hello* What a wond word Hello</text:p>
      <text:p text:style-name="P2">Allemande Left corner * Ur own DoSaDo</text:p>
      <text:p text:style-name="P2">4 men Star LEFT * “turn one time you do”</text:p>
      <text:p text:style-name="P2">Turn <text:span text:style-name="T2">Ur Partner by the</text:span> Right * Ur <text:span text:style-name="T2">Corner</text:span> Alleman</text:p>
      <text:p text:style-name="P2">“Come back to “ </text:p>
      <text:p text:style-name="P2">Swing <text:s/>Ur own &amp; Promenade the land</text:p>
      <text:p text:style-name="P2"><text:s text:c="2"/>“Hello Hello Hello* What a wond word Hello</text:p>
      <text:p text:style-name="P2"/>
      <text:p text:style-name="P2">Heads <text:s/>Flutter Wheel “its all the around you go</text:p>
      <text:p text:style-name="P2">Sweep ¼ * Pass Thru <text:s/>* Do a DoSaDo</text:p>
      <text:p text:style-name="P2">Swing thru “2 by 2 then U” Spin the Top</text:p>
      <text:p text:style-name="P2">“without a stop” <text:s/>R&amp;L Thru <text:s/>* *</text:p>
      <text:p text:style-name="P2">Square Thru <text:s/>3 hands * “find your corner 2 swi</text:p>
      <text:p text:style-name="P2">Swing that Corner * Promenade and sing</text:p>
      <text:p text:style-name="P2">“Hello Hello Hello* What a wond word Hello</text:p>
      <text:p text:style-name="P2"/>
      <text:p text:style-name="P2"/>
      <text:p text:style-name="P2"/>
      <text:p text:style-name="P2"><text:s/></text:p>
      <text:p text:style-name="P2"><text:soft-page-break/><text:s text:c="3"/>Hello Dolly</text:p>
      <text:p text:style-name="P2">Circle Left</text:p>
      <text:p text:style-name="P2"><text:s text:c="2"/>“Hello Dolly, Oh Hello Dolly </text:p>
      <text:p text:style-name="P2"><text:s text:c="2"/>“Nice to have u back where you belong</text:p>
      <text:p text:style-name="P2">Allamende left ur corner * Ur own DoSiDo</text:p>
      <text:p text:style-name="P2">Men star by the left <text:s/>“once around u go”</text:p>
      <text:p text:style-name="P2">Turn Partner Right * Ur corner Allamende</text:p>
      <text:p text:style-name="P2">Swing Ur girl <text:s/>and Promenade</text:p>
      <text:p text:style-name="P2"><text:s text:c="2"/>“Golly Golly ger fellows * have lil faith her f</text:p>
      <text:p text:style-name="P2"><text:s text:c="3"/>Dolly will never go away again”</text:p>
      <text:p text:style-name="P2"/>
      <text:p text:style-name="P2">Heads(sides) Promenade * Half rd the ring</text:p>
      <text:p text:style-name="P2">Down middle * U do the R&amp;L Thru </text:p>
      <text:p text:style-name="P2">Square-Thru in middle “4 hands rd u do”</text:p>
      <text:p text:style-name="P2">“with the outside 2”, go R&amp;L Thru </text:p>
      <text:p text:style-name="P2">Swing thru * Swing thru again</text:p>
      <text:p text:style-name="P2">Swing ur corner girl and promenade</text:p>
      <text:p text:style-name="P2">“Golly Golly gee fellows. Find her empty kne f</text:p>
      <text:p text:style-name="P2"><text:s/>“Dolly will never go away again”</text:p>
      <text:p text:style-name="P2"/>
      <text:p text:style-name="P2"/>
      <text:p text:style-name="P2"/>
      <text:p text:style-name="P2"><text:soft-page-break/><text:s text:c="23"/>Walking After Midnight <text:s/>(7 sec)</text:p>
      <text:p text:style-name="P2">Circle Left</text:p>
      <text:p text:style-name="P2">“I'm always walking * after midnight</text:p>
      <text:p text:style-name="P2">“Under the mnlight* just like we you to do</text:p>
      <text:p text:style-name="P2">Left Allemande and do-si-do</text:p>
      <text:p text:style-name="P2">Men Star Left <text:s/>“around you go”</text:p>
      <text:p text:style-name="P2">Turn your partner right * Left Allemand</text:p>
      <text:p text:style-name="P2">Swing your Partner <text:s/>* promenade the land</text:p>
      <text:p text:style-name="P2">“I'm alw walking aft mdnght-searchen 4 you</text:p>
      <text:p text:style-name="P2"/>
      <text:p text:style-name="P2">Heads (sides) Square-Thru now, 4 hands U go</text:p>
      <text:p text:style-name="P2">with the sides make a Right Hand Star</text:p>
      <text:p text:style-name="P2">Heads (sides) Star Left <text:s/>“around the ole set”</text:p>
      <text:p text:style-name="P2">Touch ¼, Scoot Back, * Boys Run Right</text:p>
      <text:p text:style-name="P2">You Square-Thru <text:s/>now * 3 hands round *</text:p>
      <text:p text:style-name="P2">Swing this Lady and Promenade the ring</text:p>
      <text:p text:style-name="P2">“I hope your walking after midnight-Searching for me *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1T10:33:22.36</meta:creation-date>
    <meta:print-date>2018-07-12T14:57:36.52</meta:print-date>
    <dc:date>2018-09-12T19:46:26.95</dc:date>
    <meta:editing-duration>PT15H31M11S</meta:editing-duration>
    <meta:editing-cycles>16</meta:editing-cycles>
    <meta:generator>OpenOffice/4.1.2$Win32 OpenOffice.org_project/412m3$Build-9782</meta:generator>
    <meta:document-statistic meta:table-count="0" meta:image-count="0" meta:object-count="0" meta:page-count="9" meta:paragraph-count="163" meta:word-count="1025" meta:character-count="5308"/>
  </office:meta>
</office:document-meta>
</file>